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52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5.7792in" style:rel-column-width="54673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7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style:font-name-asian="Times New Roman" style:font-size-asian="6pt" style:font-name-complex="Tahoma" style:font-size-complex="6pt" style:language-complex="ar" style:country-complex="SA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7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0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style:font-name-asian="Times New Roman" style:font-size-asian="6pt" style:font-name-complex="Tahoma" style:font-size-complex="6pt" style:language-complex="ar" style:country-complex="SA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3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9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40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41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/>
    </style:style>
    <style:style style:name="T11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2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3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6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7" style:family="text">
      <style:text-properties fo:color="#4c4c4c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blogspot.com <text:s text:c="2"/>• <text:s text:c="2"/>niels@berkeley.edu</text:p>
          </table:table-cell>
        </table:table-row>
      </table:table>
      <text:p text:style-name="P12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EDUCA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<text:span text:style-name="T2">University of California, Berkeley </text:span><text:span text:style-name="T11">(2005 – present, Berkeley, CA.)</text:span></text:p>
            <text:p text:style-name="P24">B.Sc. Honors in Electrical Engineering and Computer Science (EECS), expected graduation: 2009.</text:p>
            <text:p text:style-name="P25">Cumulative GPA: 3.85 (Aug 2005 - current)</text:p>
            <text:p text:style-name="P27"/>
            <text:p text:style-name="P31"><text:span text:style-name="T2">Los Altos High School, Grade 12</text:span><text:span text:style-name="T5"> </text:span><text:span text:style-name="T11">(2005, Los Altos, CA.) </text:span></text:p>
            <text:p text:style-name="P15">Graduated Valedictorian, Cumulative Unweighted GPA: 4.0</text:p>
            <text:p text:style-name="P19"/>
            <text:p text:style-name="P13"><text:span text:style-name="T2">Paul Roos Gymnasium, Grade 8 – 11</text:span><text:span text:style-name="T5"> </text:span><text:span text:style-name="T11">(2001 – 2005, </text:span><text:span text:style-name="T12">Stellenbosch, South Africa.) </text:span></text:p>
            <text:p text:style-name="P16">Honored as best scholar 4 semesters running, Cumulative grade: 108%</text:p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4">SKILL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<text:span text:style-name="T7">Software Development</text:span><text:span text:style-name="T17"> </text:span><text:span text:style-name="T14">using C, MIPS assembly, Java 5 &amp; Junit, CVS/Subversion and Scheme.</text:span></text:p>
            <text:p text:style-name="P40"/>
            <text:p text:style-name="P13"><text:span text:style-name="T3">Web Development</text:span><text:span text:style-name="T16"> </text:span><text:span text:style-name="T11">using</text:span><text:span text:style-name="T13"> </text:span><text:span text:style-name="T11">RubyOnRails, PHP, JavaScript, XML, HTML, CSS and AJAX techniques.</text:span></text:p>
            <text:p text:style-name="P41"/>
            <text:p text:style-name="P13"><text:span text:style-name="T3">Rapid Prototyping</text:span><text:span text:style-name="T16"> </text:span><text:span text:style-name="T11">combining technologies to create innovative and interesting prototypes.</text:span></text:p>
            <text:p text:style-name="P41"/>
            <text:p text:style-name="P15">Skilled in object-oriented, functional, event-driven and MVC programming paradigms.</text:p>
            <text:p text:style-name="P15">Ability to develop in Windows, Linux and Solaris environments using Emacs and Eclipse.</text:p>
            <text:p text:style-name="P15">Strong and recognized interpersonal and verbal/written communication skills.</text:p>
          </table:table-cell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2"><text:span text:style-name="T6">Red5 Flash Video Server </text:span><text:span text:style-name="T11">Open source flash video server supporting video streaming, remote procedure calls and shared objects. Implemented file access and indexing, REST driven on-the-fly track splicing, and several synchronized video sharing applications running on this platform.</text:span></text:p>
            <text:p text:style-name="P28"/>
            <text:p text:style-name="P35">2draw.net <text:span text:style-name="T10">Online Art Community Website, focused on education though community and supplying powerful online drawing tools to artists.</text:span></text:p>
            <text:p text:style-name="P26"/>
            <text:p text:style-name="P32"><text:span text:style-name="T6">Custom Web Server in C </text:span><text:span text:style-name="T11">implemented HTTP/1.0 standard from scratch in C.</text:span></text:p>
            <text:p text:style-name="P26"/>
            <text:p text:style-name="P35">Modified TCP implementation <text:span text:style-name="T10">using selective acknowledgments and TCP Vegas style congestion control to improve TCP Throughput and performance in lossy situations. </text:span></text:p>
            <text:p text:style-name="P33"/>
            <text:p text:style-name="P32"><text:span text:style-name="T6">Particle Simulator</text:span><text:span text:style-name="T3"> </text:span><text:span text:style-name="T11">using custom Quadtree data structure to enable O(log4(n)) lookup of objects, handling upwards of 10 000 data points in a real-time graphical simulation.</text:span></text:p>
            <text:p text:style-name="P33"/>
            <text:p text:style-name="P32"><text:span text:style-name="T6">Software controlled robotic tripod</text:span><text:span text:style-name="T3"> </text:span><text:span text:style-name="T11">manipulating stepper motors using software-generated impulses translated to analog signals using self-designed hardware.</text:span></text:p>
          </table:table-cell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4">WORK EXPERIENC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><text:span text:style-name="T8">Yahoo! Research Berkeley, </text:span><text:span text:style-name="T9">January 2007 – January 2008: </text:span><text:span text:style-name="T15">Responsible for design, implementation and integration of video-related project as research platform. Built successful prototype on this platform, which became integrated into live.yahoo.com. Contributed to location aware software and hardware prototypes, including WiFi to Location mapping systems.</text:span></text:p>
            <text:p text:style-name="P15"/>
            <text:p text:style-name="P18"><text:span text:style-name="T18">Berkeley Supernova Research Team</text:span><text:span text:style-name="T19">,</text:span><text:span text:style-name="T20"> </text:span><text:span text:style-name="T19">June 2006 – present:</text:span><text:span text:style-name="T20"> Image analysis to detect new supernova.</text:span></text:p>
            <text:p text:style-name="P8"/>
            <text:p text:style-name="P13"><text:span text:style-name="T2">UC Berkeley New Student Services</text:span><text:span text:style-name="T3">,</text:span><text:span text:style-name="T6"> Jan 2006 – August 2006:</text:span><text:span text:style-name="T4"> </text:span><text:span text:style-name="T12">Cal Student Orientation counselor, responsible for facilitating teams and leading groups of new freshman and transfer students through several two-day programs to acquaint them with UC Berkeley. (http://calso.berkeley.edu/)</text:span></text:p>
            <text:p text:style-name="P20"/>
            <text:p text:style-name="P13"><text:span text:style-name="T2">TIDE Productions</text:span><text:span text:style-name="T3">, </text:span><text:span text:style-name="T6">Jan 2003 – Jan 2006:</text:span><text:span text:style-name="T4"> </text:span><text:span text:style-name="T12">Involved in 5 film productions, including a DVD that was used for the successful application to the position of Conductor at the Vancouver Conservatoire.</text:span></text:p>
            <text:p text:style-name="P9"/>
            <text:p text:style-name="P13"><text:span text:style-name="T3">Webmaster at Paul Roos Gymnasium, </text:span><text:span text:style-name="T6">Jan 2003 – Des 2005:</text:span><text:span text:style-name="T3"> </text:span><text:span text:style-name="T11">Web Design team leader, responsible for upgrading website and increasing traffic 10 fold. (http://www.paulroos.co.za/)</text:span></text:p>
          </table:table-cell>
        </table:table-row>
        <text:soft-page-break/>
        <table:table-row table:style-name="Table1.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2"/>
          </table:table-cell>
        </table:table-row>
        <table:table-row table:style-name="Table1.8">
          <table:table-cell table:style-name="Table1.A1" office:value-type="string">
            <text:p text:style-name="P4">RELEVANT COURSEWOR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4">CS 162 Operating Systems (In Progress)</text:p>
            <text:p text:style-name="P34">CS 184 Computer Graphics (In Progress)</text:p>
            <text:p text:style-name="P34">CS 61C Machine Structures, C and MIPS (A)</text:p>
            <text:p text:style-name="P34">CS 61B Data Structures and Java (A)</text:p>
            <text:p text:style-name="P34">CS 61A Structure and Interpretation of Computer Programs (A+)</text:p>
            <text:p text:style-name="P30"><text:span text:style-name="T6">EE 126 Probability and Random Processes (B) </text:span><text:span text:style-name="T11">covering fundamental probability laws <text:s/></text:span></text:p>
            <text:p text:style-name="P34">EE 122 Computer Networks (A) <text:span text:style-name="T10">focusing on HTTP, TCP/IP and core network protocols</text:span></text:p>
            <text:p text:style-name="P30"><text:span text:style-name="T6">EE 120 Signals Processing (A) </text:span><text:span text:style-name="T11">covering Fourier, La Place and Z Transforms and LTI Systems</text:span></text:p>
            <text:p text:style-name="P34">EE 40 Microelectronic Circuits (A-) </text:p>
            <text:p text:style-name="P30"><text:span text:style-name="T6">EE 20N Signals and Systems (A) </text:span><text:span text:style-name="T11">covering discrete and continuous time LTI systems and their properties</text:span></text:p>
            <text:p text:style-name="P30"><text:span text:style-name="T6">Astro121 Radio Astronomy (A+) </text:span><text:span text:style-name="T11">involving electronics, programming, signal processing and estimation/detection techniques in interferometry and mapping challenges</text:span></text:p>
            <text:p text:style-name="P3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4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>07 – Elected as Industrial Relations Officer for the HKN Engineering Honors Society </text:p>
            <text:p text:style-name="P17">07 - Accepted into Berkeley's B.Sc. Honors Degree program </text:p>
            <text:p text:style-name="P17">06 - Yahoo! University Hack Day winner at UC Berkeley. </text:p>
            <text:p text:style-name="P17">06 - Golden Key Club nominee as a student in the top 5% of Berkeley.</text:p>
            <text:p text:style-name="P17">06 - Recipient of William B. Slottman Award as the best counselor for incoming students.</text:p>
            <text:p text:style-name="P17">05 - Chancellor’s Honors for outstanding academic achievement at UC Berkeley.</text:p>
            <text:p text:style-name="P17">02 - Gold Medal in Expo for Young Scientists, recipient of Electrical &amp; General Engineering prizes.</text:p>
          </table:table-cell>
        </table:table-row>
        <table:table-row>
          <table:table-cell table:style-name="Table1.A1" office:value-type="string">
            <text:p text:style-name="P4">INTEREST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>Mountain Biking, Snowboarding, Music (Violin, Bass Guitar and DJing), Amateur Radio, Videograph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299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Niels Joubert</meta:initial-creator>
    <meta:creation-date>2006-12-06T16:25:17</meta:creation-date>
    <dc:creator>Niels Joubert</dc:creator>
    <dc:date>2008-01-29T23:22:49</dc:date>
    <meta:printed-by>Niels Joubert</meta:printed-by>
    <meta:print-date>2006-12-07T15:06:53</meta:print-date>
    <meta:editing-cycles>38</meta:editing-cycles>
    <meta:editing-duration>PT4H20M5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2" meta:word-count="651" meta:character-count="4615"/>
  </office:meta>
</office:document-meta>
</file>